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0903" officeooo:paragraph-rsid="000a0903"/>
    </style:style>
    <style:style style:name="P2" style:family="paragraph" style:parent-style-name="Standard">
      <style:paragraph-properties fo:text-align="start" style:justify-single-word="false"/>
      <style:text-properties officeooo:rsid="000a0903" officeooo:paragraph-rsid="000a0903"/>
    </style:style>
    <style:style style:name="P3" style:family="paragraph" style:parent-style-name="Standard">
      <style:paragraph-properties fo:text-align="start" style:justify-single-word="false"/>
      <style:text-properties officeooo:paragraph-rsid="000a0903"/>
    </style:style>
    <style:style style:name="P4" style:family="paragraph" style:parent-style-name="Standard">
      <style:paragraph-properties fo:text-align="start" style:justify-single-word="false"/>
      <style:text-properties officeooo:rsid="000a69bb" officeooo:paragraph-rsid="000a69bb"/>
    </style:style>
    <style:style style:name="T1" style:family="text">
      <style:text-properties officeooo:rsid="000a69bb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a0903" style:font-size-asian="12pt" style:font-size-complex="12pt"/>
    </style:style>
    <style:style style:name="T4" style:family="text">
      <style:text-properties fo:font-size="12pt" officeooo:rsid="000a69bb" style:font-size-asian="12pt" style:font-size-complex="12pt"/>
    </style:style>
    <style:style style:name="T5" style:family="text">
      <style:text-properties fo:font-size="12pt" officeooo:rsid="000a9bcb" style:font-size-asian="12pt" style:font-size-complex="12pt"/>
    </style:style>
    <style:style style:name="T6" style:family="text">
      <style:text-properties fo:font-size="12pt" officeooo:rsid="000b944c" style:font-size-asian="12pt" style:font-size-complex="12pt"/>
    </style:style>
    <style:style style:name="T7" style:family="text">
      <style:text-properties fo:font-size="12pt" officeooo:rsid="000c594b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epers</text:p>
      <text:p text:style-name="P2"><text:line-break/>Jeu de gestion - <text:s/>PEGI 7<text:line-break/>Unity, Maya, Photoshop <text:line-break/></text:p>
      <text:p text:style-name="P3"><text:span text:style-name="T1">Pitc</text:span><text:span text:style-name="T4">h rapide<text:line-break/></text:span><text:span text:style-name="T2">Montez votre équipe et explorez un jeu de plateau fantastique semé d'embûches, de créatures hostiles et de personnages intrigants! <text:line-break/><text:line-break/></text:span><text:span text:style-name="T4">Pitch</text:span><text:span text:style-name="T2"><text:line-break/></text:span><text:span text:style-name="T3">Dans Keepers, vous entrez dans l'univers d'un jeu de plateau fantastique dans lequel vous devrez monter une équipe capable de remplir la mission qui lui est assignée. <text:line-break/>Il vous faudra traverser le plateau, vaincre </text:span><text:span text:style-name="T4">les</text:span><text:span text:style-name="T3"> ennemis et survirve à ses pièges.<text:line-break/>Utilisez au mieux les particularités de chaque personnage, chaque environnement afin d'atteindre votre objectif avec le moins de pertes possibles!</text:span></text:p>
      <text:p text:style-name="P3"><text:span text:style-name="T3"/></text:p>
      <text:p text:style-name="P4"><text:span text:style-name="T3">S</text:span><text:span text:style-name="T2">cenario<text:line-break/>Chaque mission apporte un contexte et un objectif différent</text:span><text:span text:style-name="T7">s</text:span><text:span text:style-name="T2">. Les caractères des personnages restent les mêmes.<text:line-break/><text:line-break/>Boucle de jeu<text:line-break/>Ouvrir la boîte, sélectionner level, mission, events+ personnages<text:line-break/>Dans level, atteindre la fin avec un personnage + remplir l'objectif de la mission principale<text:line-break/></text:span><text:span text:style-name="T5">(ex: accompagner un personnage en vie jusqu'à la fin)</text:span><text:span text:style-name="T2"><text:line-break/>Combattre ou fuir les enemis<text:line-break/></text:span><text:span text:style-name="T6">Gestion des personnages s</text:span><text:span text:style-name="T7">e</text:span><text:span text:style-name="T6">lon leurs particularités, celles des environnements, utilisation des ressources trouvées dans le level</text:span><text:span text:style-name="T2"><text:line-break/>Accomplir les quêtes secondaire </text:span><text:span text:style-name="T5">(</text:span><text:span text:style-name="T7">facultatif</text:span><text:span text:style-name="T5">) <text:line-break/>Défaite si toute l'équipe meurt ou si l'objectif deviens irréalisable (mort du perso à escorter)<text:line-break/><text:line-break/>Progression: déblocage progressif de personnages, de niveaux et d'events, accroissement de la difficulté </text:span><text:span text:style-name="T7">des levels et des missio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50S</meta:editing-duration>
    <meta:editing-cycles>5</meta:editing-cycles>
    <meta:generator>LibreOffice/5.0.6.3$Windows_x86 LibreOffice_project/490fc03b25318460cfc54456516ea2519c11d1aa</meta:generator>
    <dc:date>2017-05-04T15:42:25.923000000</dc:date>
    <meta:document-statistic meta:table-count="0" meta:image-count="0" meta:object-count="0" meta:page-count="1" meta:paragraph-count="4" meta:word-count="204" meta:character-count="1389" meta:non-whitespace-character-count="1179"/>
    <meta:user-defined meta:name="Info 1"/>
    <meta:user-defined meta:name="Info 2"/>
    <meta:user-defined meta:name="Info 3"/>
    <meta:user-defined meta:name="Info 4"/>
  </office:meta>
</office:document-meta>
</file>